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ea0" officeooo:paragraph-rsid="001e1ea0"/>
    </style:style>
    <style:style style:name="P2" style:family="paragraph" style:parent-style-name="Standard">
      <style:text-properties officeooo:rsid="001e1ea0" officeooo:paragraph-rsid="001e1ea0"/>
    </style:style>
    <style:style style:name="P3" style:family="paragraph" style:parent-style-name="Standard">
      <style:text-properties officeooo:rsid="001e1ea0" officeooo:paragraph-rsid="001ea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ferencias entre: i p a {} p,a {}</text:p>
      <text:p text:style-name="P1"><text:s/></text:p>
      <text:p text:style-name="P3">i p a {}: este comando lo que hace es coger la a que esta dentro de la p que est adentro de la i</text:p>
      <text:p text:style-name="P1">p,a {}: este comando lo que hace es coger la p i las a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9T16:48:25.972000000</dc:date>
    <meta:editing-duration>PT4M3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" meta:word-count="47" meta:character-count="185" meta:non-whitespace-character-count="140"/>
  </office:meta>
</office:document-meta>
</file>